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54d12" officeooo:paragraph-rsid="00054d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567ad" officeooo:paragraph-rsid="000567ad" style:font-size-asian="28pt" style:font-style-asian="italic" style:font-weight-asian="bold" style:font-size-complex="28pt" style:font-style-complex="italic" style:font-weight-complex="bold"/>
    </style:style>
    <style:style style:name="P3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67a6" officeooo:paragraph-rsid="000967a6" style:font-size-asian="28pt" style:font-style-asian="italic" style:font-weight-asian="bold" style:font-size-complex="28pt" style:font-style-complex="italic" style:font-weight-complex="bold"/>
    </style:style>
    <style:style style:name="P4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98d86" officeooo:paragraph-rsid="00098d86" style:font-size-asian="28pt" style:font-style-asian="italic" style:font-weight-asian="bold" style:font-size-complex="28pt" style:font-style-complex="italic" style:font-weight-complex="bold"/>
    </style:style>
    <style:style style:name="P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567a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6487f" officeooo:paragraph-rsid="0006487f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2a56" officeooo:paragraph-rsid="00092a56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67a6" officeooo:paragraph-rsid="000967a6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8d86" officeooo:paragraph-rsid="00098d86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b0c76" officeooo:paragraph-rsid="000b0c76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98d86" officeooo:paragraph-rsid="00098d86" style:font-size-asian="12.25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6487f" officeooo:paragraph-rsid="0006487f" style:font-size-asian="14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75a10" officeooo:paragraph-rsid="00075a10" style:font-size-asian="14pt" style:font-style-asian="italic" style:font-weight-asian="bold" style:font-size-complex="16pt" style:font-style-complex="italic" style:font-weight-complex="bold"/>
    </style:style>
    <style:style style:name="P15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2a56" officeooo:paragraph-rsid="00092a56" style:font-size-asian="14pt" style:font-style-asian="italic" style:font-weight-asian="bold" style:font-size-complex="16pt" style:font-style-complex="italic" style:font-weight-complex="bold"/>
    </style:style>
    <style:style style:name="P16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967a6" officeooo:paragraph-rsid="000967a6" style:font-size-asian="14pt" style:font-style-asian="italic" style:font-weight-asian="bold" style:font-size-complex="16pt" style:font-style-complex="italic" style:font-weight-complex="bold"/>
    </style:style>
    <style:style style:name="P17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67a6" officeooo:paragraph-rsid="000967a6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75a10" officeooo:paragraph-rsid="00075a10" style:font-size-asian="18pt" style:font-style-asian="italic" style:font-weight-asian="bold" style:font-size-complex="18pt" style:font-style-complex="italic" style:font-weight-complex="bold"/>
    </style:style>
    <style:style style:name="P19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487f" officeooo:paragraph-rsid="0006487f" style:font-size-asian="18pt" style:font-style-asian="italic" style:font-weight-asian="bold" style:font-size-complex="18pt" style:font-style-complex="italic" style:font-weight-complex="bold"/>
    </style:style>
    <style:style style:name="P20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567ad" officeooo:paragraph-rsid="0006487f" style:font-size-asian="18pt" style:font-style-asian="italic" style:font-weight-asian="bold" style:font-size-complex="18pt" style:font-style-complex="italic" style:font-weight-complex="bold"/>
    </style:style>
    <style:style style:name="P21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8d86" officeooo:paragraph-rsid="00098d86" style:font-size-asian="15.75pt" style:font-style-asian="italic" style:font-weight-asian="bold" style:font-size-complex="18pt" style:font-style-complex="italic" style:font-weight-complex="bold"/>
    </style:style>
    <style:style style:name="P22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6487f" officeooo:paragraph-rsid="0006487f" style:font-size-asian="18pt" style:font-style-asian="italic" style:font-weight-asian="bold" style:font-size-complex="18pt" style:font-style-complex="italic" style:font-weight-complex="bold"/>
    </style:style>
    <style:style style:name="P2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098d86" officeooo:paragraph-rsid="00098d86" style:font-size-asian="15.75pt" style:font-style-asian="italic" style:font-weight-asian="bold" style:font-size-complex="18pt" style:font-style-complex="italic" style:font-weight-complex="bold"/>
    </style:style>
    <style:style style:name="P24" style:family="paragraph" style:parent-style-name="Standard">
      <style:text-properties fo:font-size="16pt" fo:font-style="italic" style:text-underline-style="solid" style:text-underline-width="auto" style:text-underline-color="font-color" fo:font-weight="bold" officeooo:rsid="0006487f" officeooo:paragraph-rsid="0006487f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567ad" officeooo:paragraph-rsid="0006487f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0c2967" officeooo:paragraph-rsid="000c2967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28pt" fo:font-style="italic" style:text-underline-style="solid" style:text-underline-width="auto" style:text-underline-color="font-color" fo:font-weight="bold" officeooo:rsid="000c2967" officeooo:paragraph-rsid="000c2967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officeooo:rsid="00075a10"/>
    </style:style>
    <style:style style:name="T2" style:family="text">
      <style:text-properties officeooo:rsid="000967a6"/>
    </style:style>
    <style:style style:name="T3" style:family="text">
      <style:text-properties officeooo:rsid="00098d86"/>
    </style:style>
    <style:style style:name="T4" style:family="text">
      <style:text-properties officeooo:rsid="000b0c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querimientos: </text:p>
      <text:p text:style-name="P1"/>
      <text:p text:style-name="P1"/>
      <text:p text:style-name="P2">Estudio de viabilidad.<text:line-break/></text:p>
      <text:p text:style-name="P20"/>
      <text:p text:style-name="P19">Alcance del proyecto</text:p>
      <text:p text:style-name="P24"/>
      <text:p text:style-name="P25">Tenemos como limites realizar la lista de cada supermercado y sus descuentos, nosotros no pagamos, ni hacemos envios, simplemente brindamos información, para que cada persona pueda elegír donde comprar y qué lugar es mas viable economicamente.</text:p>
      <text:p text:style-name="P5"/>
      <text:p text:style-name="P5"/>
      <text:p text:style-name="P5"/>
      <text:p text:style-name="P19">Analisis de la situacion</text:p>
      <text:p text:style-name="P13"/>
      <text:p text:style-name="P6">Por el momento es<text:span text:style-name="T1">ta destancando mucho la motivacion del grupo en realizar el proyecto, se nos</text:span> está complicando <text:span text:style-name="T1">un poco</text:span> la división de trabajos <text:span text:style-name="T1">individualmente</text:span>, pero el objetivo del proyecto toma rumbo.</text:p>
      <text:p text:style-name="P13"/>
      <text:p text:style-name="P13"/>
      <text:p text:style-name="P19">Definicion de Requisitos</text:p>
      <text:p text:style-name="P13"/>
      <text:p text:style-name="P7">Ahora mismo el objeto de la atencion del grupo es finalizar los objetivos para completar en parte lo que seria Vaneludi.</text:p>
      <text:p text:style-name="P14"/>
      <text:p text:style-name="P18">Determinacion del enfoque</text:p>
      <text:p text:style-name="P14"/>
      <text:p text:style-name="P8">Actualmente debemos <text:span text:style-name="T2">reforzar el compromiso con las tareas del grupo y realizarlas.</text:span></text:p>
      <text:p text:style-name="P15"/>
      <text:p text:style-name="P17">Evaluacion de la viabilidad de un proyecto</text:p>
      <text:p text:style-name="P16"/>
      <text:p text:style-name="P9">Si lo anterior mencionado lo reforzado el trabajo en grupo va ser equitativo y podremos realizar de mejor manera nuestros objetivos.</text:p>
      <text:p text:style-name="P16"/>
      <text:p text:style-name="P3"><text:soft-page-break/>Obtencion y analisis de requerimientos</text:p>
      <text:p text:style-name="P13"/>
      <text:p text:style-name="P13"/>
      <text:p text:style-name="P16">En un analisis mas profundo sobre nuestra aplicación, será un programa de escritorio, el cual podran utilizar las nootbook, o computadoras y debera instalarse. <text:span text:style-name="T3">Brindara información sobre cada supermercado de la zona, y marcara en cuales hay descuentos y cuales no, asi cada persona podra realizar una lista de compras, y ver que productos es mas conveniente comprar en cada lugar. La aplicación sera sencilla de usar y no va requerir de mucho de rendimiento del dispositivo para utilizarla. </text:span></text:p>
      <text:p text:style-name="P16"/>
      <text:p text:style-name="P4">Especificacion de requerimientos</text:p>
      <text:p text:style-name="P10"/>
      <text:p text:style-name="P21"/>
      <text:p text:style-name="P10">Los usuarios podran agregar productos a la lista, modificarla, y eliminar productos o simplemente su lista. Podran guardar la lista, tambien <text:span text:style-name="T4">modificar la lista guardada. Podran ir a la lista del mercado.</text:span></text:p>
      <text:p text:style-name="P11">La aplicación estará disponible para utilizar las 24 hs, y los cambios de precio/descuentos no seran de inmediato. El usuario no puede añadir productos a la lista del mercado ni modificar los descuentos.</text:p>
      <text:p text:style-name="P21"/>
      <text:p text:style-name="P21"/>
      <text:p text:style-name="P27">Validacion de los requerimientos</text:p>
      <text:p text:style-name="P26"/>
      <text:p text:style-name="P26">No utilizaremos ningun prototipo de interfaz de usuario para clientes ya que los clientes y usuarios seriamos nosotros.</text:p>
      <text:p text:style-name="P27"/>
      <text:p text:style-name="P21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3T20:17:43.988683153</meta:creation-date>
    <dc:date>2022-05-06T20:26:49.733928220</dc:date>
    <meta:editing-duration>PT12M3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2" meta:paragraph-count="19" meta:word-count="320" meta:character-count="2070" meta:non-whitespace-character-count="1766"/>
  </office:meta>
</office:document-meta>
</file>